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officeooo:rsid="0003775b" officeooo:paragraph-rsid="0003775b" style:font-size-asian="9.60000038146973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: NSF Doctoral Dissertation Improvement Grants in the Directorate for Biological Sciences (DDIG) Program</text:p>
      <text:p text:style-name="P1"/>
      <text:p text:style-name="P1">From: __________________________</text:p>
      <text:p text:style-name="P1"/>
      <text:p text:style-name="P1"/>
      <text:p text:style-name="P1">By signing below (or transmitting electronically), I acknowledge that I am listed as a collaborator on this proposal, entitled “DISSERTATION RESEARCH: Cenozoic mammals and the biology of extinction,” with Kenneth D. Angielczyk as the Principal Incestigator. I agree to undertake the tasks assigned to me or my organization, as described in the project description of the proposal, and I commit to provide or make avaliable the resources specified therein.</text:p>
      <text:p text:style-name="P1"/>
      <text:p text:style-name="P1">Signed: __________________________</text:p>
      <text:p text:style-name="P1">Organization: __________________________</text:p>
      <text:p text:style-name="P1">Date: 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0:26:12.793189818</meta:creation-date>
    <dc:date>2014-09-18T10:31:36.191406005</dc:date>
    <meta:editing-duration>P0D</meta:editing-duration>
    <meta:editing-cycles>1</meta:editing-cycles>
    <meta:document-statistic meta:table-count="0" meta:image-count="0" meta:object-count="0" meta:page-count="1" meta:paragraph-count="6" meta:word-count="91" meta:character-count="699" meta:non-whitespace-character-count="614"/>
    <meta:generator>LibreOffice/4.2.6.3$Linux_X86_64 LibreOffice_project/420m0$Build-3</meta:generator>
  </office:meta>
</office:document-meta>
</file>